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pt" fo:country="PT" fo:font-weight="bold" officeooo:paragraph-rsid="000715b7" style:font-weight-asian="bold" style:font-weight-complex="bold"/>
    </style:style>
    <style:style style:name="P2" style:family="paragraph" style:parent-style-name="Standard">
      <style:paragraph-properties fo:text-align="justify" style:justify-single-word="false"/>
      <style:text-properties fo:language="pt" fo:country="PT" fo:font-weight="bold" officeooo:rsid="000c8906" officeooo:paragraph-rsid="000c8906" style:font-weight-asian="bold" style:font-weight-complex="bold"/>
    </style:style>
    <style:style style:name="P3" style:family="paragraph" style:parent-style-name="Standard">
      <style:paragraph-properties fo:text-align="justify" style:justify-single-word="false"/>
      <style:text-properties fo:language="pt" fo:country="PT" officeooo:paragraph-rsid="000715b7"/>
    </style:style>
    <style:style style:name="P4" style:family="paragraph" style:parent-style-name="Standard">
      <style:paragraph-properties fo:text-align="justify" style:justify-single-word="false"/>
      <style:text-properties fo:language="pt" fo:country="PT" officeooo:paragraph-rsid="000a5b64"/>
    </style:style>
    <style:style style:name="P5" style:family="paragraph" style:parent-style-name="Standard">
      <style:paragraph-properties fo:text-align="justify" style:justify-single-word="false"/>
      <style:text-properties fo:language="pt" fo:country="PT" officeooo:paragraph-rsid="000b1058"/>
    </style:style>
    <style:style style:name="P6" style:family="paragraph" style:parent-style-name="Standard">
      <style:text-properties fo:language="pt" fo:country="BR"/>
    </style:style>
    <style:style style:name="P7" style:family="paragraph" style:parent-style-name="Standard">
      <style:text-properties fo:language="pt" fo:country="BR" fo:font-weight="bold" officeooo:rsid="000715b7" officeooo:paragraph-rsid="000715b7" style:font-weight-asian="bold" style:font-weight-complex="bold"/>
    </style:style>
    <style:style style:name="P8" style:family="paragraph" style:parent-style-name="Standard">
      <style:paragraph-properties fo:text-align="justify" style:justify-single-word="false"/>
      <style:text-properties fo:language="pt" fo:country="BR" fo:font-weight="bold" officeooo:rsid="000a5b64" officeooo:paragraph-rsid="000a5b64" style:font-weight-asian="bold" style:font-weight-complex="bold"/>
    </style:style>
    <style:style style:name="P9" style:family="paragraph" style:parent-style-name="Standard">
      <style:paragraph-properties fo:text-align="justify" style:justify-single-word="false"/>
      <style:text-properties fo:language="pt" fo:country="BR" fo:font-weight="bold" officeooo:rsid="000d8b62" officeooo:paragraph-rsid="000d8b62" style:font-weight-asian="bold" style:font-weight-complex="bold"/>
    </style:style>
    <style:style style:name="P10" style:family="paragraph" style:parent-style-name="Standard">
      <style:paragraph-properties fo:text-align="justify" style:justify-single-word="false"/>
      <style:text-properties fo:language="pt" fo:country="BR" fo:font-weight="bold" officeooo:rsid="000f4a6c" officeooo:paragraph-rsid="000f4a6c" style:font-weight-asian="bold" style:font-weight-complex="bold"/>
    </style:style>
    <style:style style:name="P11" style:family="paragraph" style:parent-style-name="Standard">
      <style:paragraph-properties fo:text-align="justify" style:justify-single-word="false"/>
      <style:text-properties fo:language="pt" fo:country="BR" fo:font-weight="bold" officeooo:paragraph-rsid="000f4a6c" style:font-weight-asian="bold" style:font-weight-complex="bold"/>
    </style:style>
    <style:style style:name="P12" style:family="paragraph" style:parent-style-name="Standard">
      <style:paragraph-properties fo:text-align="justify" style:justify-single-word="false"/>
      <style:text-properties fo:language="pt" fo:country="BR" fo:font-weight="bold" officeooo:rsid="000c8906" officeooo:paragraph-rsid="000c8906" style:font-weight-asian="bold" style:font-weight-complex="bold"/>
    </style:style>
    <style:style style:name="P13" style:family="paragraph" style:parent-style-name="Standard">
      <style:paragraph-properties fo:text-align="justify" style:justify-single-word="false"/>
      <style:text-properties fo:language="pt" fo:country="BR"/>
    </style:style>
    <style:style style:name="P14" style:family="paragraph" style:parent-style-name="Standard">
      <style:paragraph-properties fo:text-align="justify" style:justify-single-word="false"/>
      <style:text-properties fo:language="pt" fo:country="BR" officeooo:paragraph-rsid="000715b7"/>
    </style:style>
    <style:style style:name="P15" style:family="paragraph" style:parent-style-name="Standard">
      <style:paragraph-properties fo:text-align="justify" style:justify-single-word="false"/>
      <style:text-properties fo:language="pt" fo:country="BR" officeooo:paragraph-rsid="00080a49"/>
    </style:style>
    <style:style style:name="P16" style:family="paragraph" style:parent-style-name="Standard">
      <style:paragraph-properties fo:text-align="justify" style:justify-single-word="false"/>
      <style:text-properties fo:language="pt" fo:country="BR" officeooo:paragraph-rsid="000a5b64"/>
    </style:style>
    <style:style style:name="P17" style:family="paragraph" style:parent-style-name="Standard">
      <style:paragraph-properties fo:text-align="justify" style:justify-single-word="false"/>
      <style:text-properties fo:language="pt" fo:country="BR" officeooo:paragraph-rsid="000f1a5a"/>
    </style:style>
    <style:style style:name="P18" style:family="paragraph" style:parent-style-name="Standard">
      <style:paragraph-properties fo:text-align="justify" style:justify-single-word="false"/>
      <style:text-properties fo:language="pt" fo:country="BR" officeooo:paragraph-rsid="000f4a6c"/>
    </style:style>
    <style:style style:name="P19" style:family="paragraph" style:parent-style-name="Standard">
      <style:paragraph-properties fo:text-align="justify" style:justify-single-word="false"/>
      <style:text-properties fo:language="pt" fo:country="BR" fo:font-weight="normal" officeooo:paragraph-rsid="000a5b64" style:font-weight-asian="normal" style:font-weight-complex="normal"/>
    </style:style>
    <style:style style:name="P20" style:family="paragraph" style:parent-style-name="Standard">
      <style:paragraph-properties fo:text-align="justify" style:justify-single-word="false"/>
      <style:text-properties fo:language="pt" fo:country="BR" officeooo:rsid="000a5b64" officeooo:paragraph-rsid="000a5b64"/>
    </style:style>
    <style:style style:name="P21" style:family="paragraph" style:parent-style-name="Standard">
      <style:paragraph-properties fo:text-align="justify" style:justify-single-word="false"/>
      <style:text-properties style:font-name="Liberation Serif" fo:font-size="12pt" fo:language="pt" fo:country="PT" fo:font-weight="normal" officeooo:rsid="00152c1d" officeooo:paragraph-rsid="00152c1d"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fo:language="pt" fo:country="PT" fo:font-weight="normal" officeooo:rsid="00152c1d" officeooo:paragraph-rsid="0015bdc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erif" fo:font-size="12pt" fo:language="pt" fo:country="PT" fo:font-weight="normal" officeooo:rsid="0015a1e1" officeooo:paragraph-rsid="0015a1e1"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erif" fo:font-size="12pt" fo:language="pt" fo:country="PT" fo:font-weight="normal" officeooo:rsid="0015bdcf" officeooo:paragraph-rsid="0015bdc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erif" fo:font-size="12pt" fo:language="pt" fo:country="PT" fo:font-weight="normal" officeooo:rsid="001667e3" officeooo:paragraph-rsid="001667e3"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erif" fo:font-size="12pt" fo:language="pt" fo:country="PT" fo:font-weight="normal" officeooo:rsid="00172053" officeooo:paragraph-rsid="00172053"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erif" fo:font-size="12pt" fo:language="pt" fo:country="PT" fo:font-weight="bold" officeooo:rsid="00152c1d" officeooo:paragraph-rsid="00152c1d"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Liberation Serif" fo:font-size="12pt" fo:language="pt" fo:country="PT" fo:font-weight="bold" officeooo:rsid="00152c1d" officeooo:paragraph-rsid="0015bdcf"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font-name="Liberation Serif" fo:font-size="12pt" fo:language="pt" fo:country="PT" fo:font-weight="bold" officeooo:rsid="0015bdcf" officeooo:paragraph-rsid="0015bdcf"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Liberation Serif" fo:font-size="12pt" fo:language="pt" fo:country="PT" fo:font-weight="bold" officeooo:rsid="001667e3" officeooo:paragraph-rsid="001667e3"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 fo:font-size="12pt" fo:language="pt" fo:country="BR" officeooo:paragraph-rsid="00119e8f" style:font-size-asian="12pt" style:font-size-complex="12pt"/>
    </style:style>
    <style:style style:name="P32" style:family="paragraph" style:parent-style-name="Standard">
      <style:paragraph-properties fo:text-align="justify" style:justify-single-word="false"/>
      <style:text-properties style:font-name="Liberation Serif" fo:font-size="12pt" fo:language="pt" fo:country="BR" officeooo:rsid="0013ba39" officeooo:paragraph-rsid="0013ba39" style:font-size-asian="12pt" style:font-size-complex="12pt"/>
    </style:style>
    <style:style style:name="P33" style:family="paragraph" style:parent-style-name="Standard">
      <style:paragraph-properties fo:text-align="justify" style:justify-single-word="false"/>
      <style:text-properties style:font-name="Liberation Serif" fo:font-size="12pt" fo:language="pt" fo:country="BR" fo:font-weight="normal" officeooo:rsid="001667e3" officeooo:paragraph-rsid="001667e3"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erif" fo:font-size="12pt" fo:language="pt" fo:country="BR" fo:font-weight="normal" officeooo:rsid="00172053" officeooo:paragraph-rsid="00172053"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erif" fo:font-size="12pt" fo:language="pt" fo:country="BR" fo:font-weight="bold" officeooo:rsid="001667e3" officeooo:paragraph-rsid="001667e3" style:font-size-asian="12pt" style:font-weight-asian="bold" style:font-size-complex="12pt" style:font-weight-complex="bold"/>
    </style:style>
    <style:style style:name="P36" style:family="paragraph" style:parent-style-name="Standard">
      <style:paragraph-properties fo:text-align="justify" style:justify-single-word="false"/>
      <style:text-properties style:font-name="Liberation Serif" fo:font-size="12pt" fo:language="pt" fo:country="BR" fo:font-weight="bold" officeooo:rsid="00172053" officeooo:paragraph-rsid="00172053" style:font-size-asian="12pt" style:font-weight-asian="bold" style:font-size-complex="12pt" style:font-weight-complex="bold"/>
    </style:style>
    <style:style style:name="P37" style:family="paragraph" style:parent-style-name="Preformatted_20_Text">
      <style:paragraph-properties fo:text-align="justify" style:justify-single-word="false"/>
      <style:text-properties fo:language="pt" fo:country="BR"/>
    </style:style>
    <style:style style:name="P38" style:family="paragraph" style:parent-style-name="Preformatted_20_Text">
      <style:paragraph-properties fo:text-align="justify" style:justify-single-word="false"/>
      <style:text-properties fo:language="pt" fo:country="BR" officeooo:paragraph-rsid="000a5b64"/>
    </style:style>
    <style:style style:name="P39" style:family="paragraph" style:parent-style-name="Preformatted_20_Text">
      <style:paragraph-properties fo:text-align="justify" style:justify-single-word="false"/>
      <style:text-properties fo:language="pt" fo:country="BR" officeooo:paragraph-rsid="00119e8f"/>
    </style:style>
    <style:style style:name="P40" style:family="paragraph" style:parent-style-name="Preformatted_20_Text">
      <style:paragraph-properties fo:text-align="justify" style:justify-single-word="false"/>
      <style:text-properties style:font-name="Liberation Serif" fo:font-size="12pt" fo:language="pt" fo:country="BR" officeooo:paragraph-rsid="00119e8f" style:font-size-asian="12pt" style:font-size-complex="12pt"/>
    </style:style>
    <style:style style:name="P41" style:family="paragraph" style:parent-style-name="Preformatted_20_Text">
      <style:paragraph-properties fo:text-align="justify" style:justify-single-word="false"/>
      <style:text-properties style:font-name="Liberation Serif" fo:font-size="12pt" fo:language="pt" fo:country="BR" officeooo:paragraph-rsid="00152c1d" style:font-size-asian="12pt" style:font-size-complex="12pt"/>
    </style:style>
    <style:style style:name="P42" style:family="paragraph" style:parent-style-name="Preformatted_20_Text">
      <style:paragraph-properties fo:text-align="justify" style:justify-single-word="false"/>
      <style:text-properties style:font-name="Liberation Serif" fo:font-size="12pt" fo:language="pt" fo:country="BR" officeooo:rsid="0013ba39" officeooo:paragraph-rsid="0013ba39" style:font-size-asian="12pt" style:font-size-complex="12pt"/>
    </style:style>
    <style:style style:name="P43" style:family="paragraph" style:parent-style-name="Preformatted_20_Text">
      <style:paragraph-properties fo:text-align="justify" style:justify-single-word="false"/>
      <style:text-properties style:font-name="Liberation Serif" fo:font-size="12pt" fo:language="pt" fo:country="BR" officeooo:rsid="00152c1d" officeooo:paragraph-rsid="00152c1d" style:font-size-asian="12pt" style:font-size-complex="12pt"/>
    </style:style>
    <style:style style:name="P44" style:family="paragraph" style:parent-style-name="Preformatted_20_Text">
      <style:paragraph-properties fo:text-align="justify" style:justify-single-word="false"/>
      <style:text-properties style:font-name="Liberation Serif" fo:font-size="12pt" fo:language="pt" fo:country="BR" fo:font-weight="bold" officeooo:rsid="0013ba39" officeooo:paragraph-rsid="0013ba39" style:font-size-asian="12pt" style:font-weight-asian="bold" style:font-size-complex="12pt" style:font-weight-complex="bold"/>
    </style:style>
    <style:style style:name="P45" style:family="paragraph" style:parent-style-name="Preformatted_20_Text">
      <style:paragraph-properties fo:text-align="justify" style:justify-single-word="false"/>
      <style:text-properties style:font-name="Liberation Serif" fo:font-size="12pt" fo:language="pt" fo:country="BR" fo:font-weight="bold" officeooo:rsid="00152c1d" officeooo:paragraph-rsid="00152c1d" style:font-size-asian="12pt" style:font-weight-asian="bold" style:font-size-complex="12pt" style:font-weight-complex="bold"/>
    </style:style>
    <style:style style:name="P46" style:family="paragraph" style:parent-style-name="Preformatted_20_Text">
      <style:paragraph-properties fo:text-align="justify" style:justify-single-word="false"/>
      <style:text-properties style:font-name="Liberation Serif" fo:font-size="12pt" fo:language="pt" fo:country="BR" fo:font-weight="normal" officeooo:rsid="00152c1d" officeooo:paragraph-rsid="00152c1d" style:font-size-asian="12pt" style:font-weight-asian="normal" style:font-size-complex="12pt" style:font-weight-complex="normal"/>
    </style:style>
    <style:style style:name="T1" style:family="text">
      <style:text-properties officeooo:rsid="000715b7"/>
    </style:style>
    <style:style style:name="T2" style:family="text">
      <style:text-properties fo:language="pt" fo:country="BR"/>
    </style:style>
    <style:style style:name="T3" style:family="text">
      <style:text-properties fo:language="pt" fo:country="B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0a5b64" style:font-weight-asian="bold" style:font-weight-complex="bold"/>
    </style:style>
    <style:style style:name="T6" style:family="text">
      <style:text-properties officeooo:rsid="00080a49"/>
    </style:style>
    <style:style style:name="T7" style:family="text">
      <style:text-properties officeooo:rsid="000a5b64"/>
    </style:style>
    <style:style style:name="T8" style:family="text">
      <style:text-properties officeooo:rsid="000c8906"/>
    </style:style>
    <style:style style:name="T9" style:family="text">
      <style:text-properties officeooo:rsid="000f1a5a"/>
    </style:style>
    <style:style style:name="T10" style:family="text">
      <style:text-properties officeooo:rsid="000f4a6c"/>
    </style:style>
    <style:style style:name="T11" style:family="text">
      <style:text-properties officeooo:rsid="00119e8f"/>
    </style:style>
    <style:style style:name="T12" style:family="text">
      <style:text-properties officeooo:rsid="001310d8"/>
    </style:style>
    <style:style style:name="T13" style:family="text">
      <style:text-properties officeooo:rsid="00152c1d"/>
    </style:style>
    <style:style style:name="T14" style:family="text">
      <style:text-properties fo:font-weight="normal" officeooo:rsid="00152c1d" style:font-weight-asian="normal" style:font-weight-complex="normal"/>
    </style:style>
    <style:style style:name="T15" style:family="text">
      <style:text-properties officeooo:rsid="0015bd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dulo de referência</text:p>
      <text:p text:style-name="P6"/>
      <text:p text:style-name="P13"><text:bookmark text:name="result_box"/><text:tab/>O módulo de referência (REF) gera todas as tensões de referência críticas que podem ser usadas por vários periféricos analógicos em um determinado dispositivo. Estes incluem, mas não estão necessariamente limitados aos módulos ADC10_A, ADC12_A, CTSD16, DAC12_A, LCD_B e COMP_B (a disponibilidade de um dado módulo depende do dispositivo em particular). O coração do sistema de referência é o bandgap do qual todas as outras referências são Derivado por etapas de ganho de unidade ou não. O subsistema REFGEN consiste no bandgap, no bias de bandgap e no estágio de tampão não inversor, que gera a referência de tensão primária disponível no sistema, nomeadamente 1,5 V, 2,0 V e 2,5 V. Além disso, quando <text:span text:style-name="T1">cativado</text:span>, Tensão também está disponível.</text:p>
      <text:p text:style-name="P3"/>
      <text:p text:style-name="P1">As características do REF incluem:</text:p>
      <text:p text:style-name="P14">• Bandgap centralizado com corte de fábrica com excelente PSRR, coeficiente de temperatura e precisão</text:p>
      <text:p text:style-name="P14">• Referências internas selecionáveis pelo usuário de 1.5-V, 2.0-V ou 2.5-V</text:p>
      <text:p text:style-name="P14">• Tensão de bandgap protegida disponível para o resto do sistema</text:p>
      <text:p text:style-name="P14">• Recursos de economia de energia</text:p>
      <text:p text:style-name="P14">• Compatibilidade com versões anteriores do sistema de referência existente</text:p>
      <text:p text:style-name="P37"/>
      <text:p text:style-name="P13"><text:bookmark text:name="result_box3"/><text:span text:style-name="T4"><text:tab/>O subsistema REFGEN </text:span>contém um bandgap de alto desempenho. Este bandgap tem muito boa precisão (fábrica aparada), coeficiente de baixa temperatura e PSRR alta, mesmo quando operando em baixa potência. A tensão de bandgap é usada para gerar três tensões (1,5 V, 2,0 V e 2,5 V) através de um estágio de amplificador não inversor. Uma tensão pode ser selecionada de cada vez.</text:p>
      <text:p text:style-name="P13"><text:bookmark text:name="result_box4"/><text:tab/>Uma saída do subsistema <text:span text:style-name="T4">REFGEN</text:span> é a linha de referência variável. A linha de referência variável fornece 1,5 V, 2,0 V ou 2,5 V ao resto do sistema.</text:p>
      <text:p text:style-name="P15"><text:bookmark text:name="result_box5"/><text:tab/>Uma segunda saída do subsistema <text:span text:style-name="T4">REFGEN</text:span> fornece uma linha de referência de <text:span text:style-name="T4">bandgap</text:span> tamponada que também pode ser usada por módulos em todo o sistema. Os dispositivos com um módulo <text:span text:style-name="T4">CTSD16</text:span> possuem uma segunda linha de referência de <text:span text:style-name="T4">bandgap</text:span> tamponada, <text:span text:style-name="T4">VREFBG</text:span>, que está disponível internamente, bem como externa ao dispositivo (consulte a folha de dados específica do dispositivo para os requisitos de bit <text:span text:style-name="T4">PxSEL</text:span>.y).<text:tab/></text:p>
      <text:p text:style-name="P15"><text:tab/>Além disso, o <text:span text:style-name="T4">REFGEN</text:span> suporta as referências de voltagem necessárias para o módulo <text:span text:style-name="T4">DAC12_A</text:span>, quando disponível. Por último, o subsistema <text:span text:style-name="T4">REFGEN</text:span> também inclui o circuito do sensor de temperatura, porque é derivado do <text:span text:style-name="T4">bandgap</text:span>. O sensor de temperatura é usado por um <text:span text:style-name="T4">ADC</text:span> para medir uma tensão proporcional <text:span text:style-name="T6">a</text:span> temperatura.</text:p>
      <text:p text:style-name="P16"><text:tab/></text:p>
      <text:p text:style-name="P16"/>
      <text:p text:style-name="P16"/>
      <text:p text:style-name="P16"><text:bookmark text:name="result_box9"/><text:span text:style-name="T5">26.2.1 Operação de baixa potência</text:span></text:p>
      <text:p text:style-name="P19"><text:span text:style-name="T7"><text:tab/>O módulo </text:span><text:span text:style-name="T5">REF</text:span><text:span text:style-name="T7"> suporta aplicações de baixa potência, como geração de </text:span><text:span text:style-name="T5">LCD</text:span><text:span text:style-name="T7">. Muitas destas aplicações não requerem uma referência muito precisa, em comparação com a conversão de dados, mas o poder é a principal preocupação. Para suportar esses tipos de aplicativos, o </text:span><text:span text:style-name="T5">bandgap</text:span><text:span text:style-name="T7"> pode ser usado em um modo amostrado. No modo amostrado, o circuito de </text:span><text:span text:style-name="T5">bandgap</text:span><text:span text:style-name="T7"> é sincronizado pelo </text:span><text:span text:style-name="T5">VLO</text:span><text:span text:style-name="T7"> com um ciclo de funcionamento apropriado. Isto reduz a potência média dos circuitos de </text:span><text:span text:style-name="T5">bandgap</text:span><text:span text:style-name="T7"> significativamente, ao custo de precisão. Quando não está no modo amostrado, o </text:span><text:span text:style-name="T5">bandgap</text:span><text:span text:style-name="T7"> está no modo estático. Seu poder está no seu mais alto, mas também é a sua precisão. Os módulos podem solicitar automaticamente o modo estático ou o modo amostrado usando suas próprias linhas de solicitação individuais. </text:span></text:p>
      <text:p text:style-name="P19"><text:span text:style-name="T7"><text:tab/>Desta forma, o módulo específico determina qual modo é apropriado para seu bom funcionamento e desempenho. Se qualquer módulo ativo solicitar o modo estático, todos os outros módulos usam o modo estático, mesmo se outro módulo solicitar o modo amostrado. Em outras </text:span><text:soft-page-break/><text:span text:style-name="T7">palavras, o modo estático sempre tem maior prioridade que o modo amostrado.</text:span></text:p>
      <text:p text:style-name="P16"><text:span text:style-name="T5"/></text:p>
      <text:p text:style-name="P16"><text:span text:style-name="T5"/></text:p>
      <text:p text:style-name="P16"><text:bookmark text:name="result_box7"/><text:span text:style-name="T5">26.2.2 REFCTL </text:span>Os registros <text:span text:style-name="T4">REFCTL</text:span> fornecem uma maneira de controlar o sistema de referência a partir de um conjunto centralizado de registradores. Por padrão, REFCTL é usado como o controle primário do sistema de referência.</text:p>
      <text:p text:style-name="P20"/>
      <text:p text:style-name="P8">26.2.2.1 REFMSTR = 1</text:p>
      <text:p text:style-name="P38"/>
      <text:p text:style-name="P5"><text:bookmark text:name="result_box10"/><text:tab/>Este modo é implementado em todos os dispositivos com ADC10_A e CTSD16. Também todos os dispositivos ADC12_A exceto para MSP430F5438 e MSP430F5438A suportam este modo.<text:line-break/><text:tab/>Ajustando o bit mestre de referência (REFMSTR = 1), permite que o sistema de referência seja controlado através do registrador REFCTL. Esta é a configuração padrão. </text:p>
      <text:p text:style-name="P5"/>
      <text:p text:style-name="P5"><text:span text:style-name="T4">Dispositivos com ADC12_A:</text:span> Neste modo (<text:span text:style-name="T4">REFMSTR = 1</text:span>), os bits de controle herdados dentro do conjunto de registros ADC (ADC12REFON, ADC12REF2_5V, ADC12TCOFF e ADC12REFOUT) não se importam. O ADC12SR e o ADC12REFBURST ainda são controlados através do <text:span text:style-name="T4">ADC12_A</text:span>, porque estes são muito específicos para o módulo <text:span text:style-name="T4">ADC12_A</text:span>. Se REFMSTR é desmarcado, todas as configurações no REFCTL são não se importam eo sistema de referência é controlado completamente pelos bits de controle herdados dentro do módulo ADC12_A.<text:line-break/><text:line-break/>Dispositivos com ADC10_A: Este é o único modo suportado. O REFMSTR deve ser configurado em todos os momentos. ADC10SR é controlado pelo ADC10_A, porque estes são muito específicos para o ADC10_A módulo.<text:line-break/><text:line-break/>Dispositivos com CTSD16: Este é o único modo suportado. O REFMSTR deve ser configurado em todos os momentos.<text:line-break/><text:line-break/>A Tabela 26-2 resume os bits REFCTL e seu efeito no módulo REF para todos os dispositivos, exceto aqueles com CTSD16. A Tabela 26-3 resume os bits REFCTL e seu efeito no módulo REF para dispositivos com CTSD16.</text:p>
      <text:p text:style-name="P5"/>
      <text:p text:style-name="P5"/>
      <text:p text:style-name="P5"/>
      <text:p text:style-name="P2">26.2.3.4 ADC12_A</text:p>
      <text:p text:style-name="P38"/>
      <text:p text:style-name="P4"><text:bookmark text:name="result_box12"/><text:tab/>Para dispositivos que contêm um módulo ADC12_A, o módulo ADC12_A contém dois <text:span text:style-name="T4">buffers</text:span> locais. O <text:span text:style-name="T4">buffer</text:span> maior pode ser utilizado para acionar a tensão de referência, presente na linha de referência variável, externa ao dispositivo. Este <text:span text:style-name="T4">buffer</text:span> tem maior consumo de energia devido a um modo de rajada selecionável, bem como sua necessidade de conduzir cargas <text:span text:style-name="T8">D</text:span>C maiores que podem estar presentes fora do dispositivo. O <text:span text:style-name="T4">buffer</text:span> grande é ativado continuamente quando <text:span text:style-name="T4">REFON</text:span> = 1, <text:span text:style-name="T4">REFOUT</text:span> = 1 e <text:span text:style-name="T4">ADC12REFBURST</text:span> = 0. Quando <text:span text:style-name="T4">ADC12REFBURST</text:span> = 1, o <text:span text:style-name="T4">buffer</text:span> é habilitado somente durante uma conversão <text:span text:style-name="T4">ADC</text:span>, desligando automaticamente após a conclusão de uma conversão para economizar energia. Além disso, quando <text:span text:style-name="T4">REFON</text:span> = 1 e <text:span text:style-name="T4">REFOUT</text:span> = 1, o segundo <text:span text:style-name="T4">buffer</text:span> menor é automaticamente desativado. Neste caso, a saída do <text:span text:style-name="T4">b</text:span><text:span text:style-name="T3">uffer</text:span><text:span text:style-name="T2"> grande é conectada ao conjunto de capacitores através de um interruptor analógico interno. Isso garante que a mesma referência é usada em todo o sistema. Se </text:span><text:span text:style-name="T3">REFON</text:span><text:span text:style-name="T2"> = 1 e </text:span><text:span text:style-name="T3">REFOUT</text:span><text:span text:style-name="T2"> = 0, o </text:span><text:span text:style-name="T3">buffer</text:span><text:span text:style-name="T2"> interno é usado para conversão ADC e o </text:span><text:span text:style-name="T3">buffer</text:span><text:span text:style-name="T2"> grande permanece desativado. O </text:span><text:span text:style-name="T3">buffer</text:span><text:span text:style-name="T2"> interno pequeno também pode operar no modo de estouro, definindo </text:span><text:span text:style-name="T3">ADC12REFBURST</text:span><text:span text:style-name="T2"> = 1.</text:span></text:p>
      <text:p text:style-name="P16"/>
      <text:p text:style-name="P16"/>
      <text:p text:style-name="P16"/>
      <text:p text:style-name="P16"><text:soft-page-break/></text:p>
      <text:p text:style-name="P12">26.2.3.6 DAC12_A</text:p>
      <text:p text:style-name="P38"/>
      <text:p text:style-name="P16"><text:bookmark text:name="result_box13"/><text:tab/>Alguns dispositivos contêm um módulo DAC12_A. O DAC12_A pode usar o 1,5 V, 2,0 V ou 2,5 V a partir da linha de referência variável, e em dispositivos com um módulo CTSD16, o DAC12_A pode usar o 1,16 V da linha de referência VREFBG para sua referência. O DAC12_A pode solicitar sua referência diretamente pelas configurações dentro do módulo DAC12_A em si, exceto o 1.16 V, que também requer REFOUT = 1. Portanto, se o DAC é habilitado e a referência interna é selecionada, o DAC solicita a tensão de referência do módulo REF. Além disso, definir REFON = 1 (REFMSTR = 1) ou ADC12REFON = 1 (REFMSTR = 0) pode habilitar a linha de referência de variável independente dos bits de controle DAC12_A.</text:p>
      <text:p text:style-name="P16"><text:bookmark text:name="result_box14"/><text:tab/>O subsistema REFGEN fornece versões divididas da linha de referência variável para uso no módulo DAC12_A. O módulo DAC12_A requer o / 2 ou / 3 da referência da variável. A seleção destes depende dos bits de controle dentro do módulo DAC12_A (DAC12IR, DAC12OG) e é tratado automaticamente pelo módulo REF.</text:p>
      <text:p text:style-name="P16"><text:bookmark text:name="result_box15"/><text:tab/>Quando o DAC12_A seleciona AVcc ou VeREF + ou VREFBG (se disponível) como referência, o DAC12_A tem sua própria seqüência de resistores / 2 e / 3 disponível que dimensiona a referência de entrada apropriadamente com base na configuração DAC12IR e DAC12OG.</text:p>
      <text:p text:style-name="P16"/>
      <text:p text:style-name="P16"/>
      <text:p text:style-name="P9">Using ADC10 With the DMA Controller</text:p>
      <text:p text:style-name="P38"/>
      <text:p text:style-name="P38"/>
      <text:p text:style-name="P16"><text:bookmark text:name="result_box16"/><text:tab/>O módulo ADC10_A suporta conversões analógico-digitais rápidas de 10 bits. O módulo implementa um núcleo SAR de 10 bits com controle de seleção de amostra e um comparador de janela.</text:p>
      <text:p text:style-name="P16"/>
      <text:p text:style-name="P17"><text:bookmark text:name="result_box17"/><text:span text:style-name="T4">ADC10_A</text:span> características incluem:</text:p>
      <text:p text:style-name="P17">• Taxa de conversão máxima superior a 200 ksps</text:p>
      <text:p text:style-name="P17">• Conversor monotônico de 10 bits sem códigos ausentes</text:p>
      <text:p text:style-name="P17">• Sample-and-hold com períodos de amostragem programáveis controlados por software ou</text:p>
      <text:p text:style-name="P17">temporizadores.</text:p>
      <text:p text:style-name="P17">• Iniciação de conversão por software ou temporizadores diferentes</text:p>
      <text:p text:style-name="P17">• Referência on-chip selecionável pelo software usando o módulo REF ou referência externa</text:p>
      <text:p text:style-name="P17">• 12 canais de entrada externos configuráveis individualmente</text:p>
      <text:p text:style-name="P17">• Canal de conversão para sensor de temperatura do módulo REF</text:p>
      <text:p text:style-name="P17">• Fonte de clock de conversão selecionável</text:p>
      <text:p text:style-name="P17">• <text:span text:style-name="T9">Sequência</text:span> de canal único, repetição de um canal, <text:span text:style-name="T9">sequência</text:span> (autoscan) e <text:span text:style-name="T9">sequência</text:span> de repetição</text:p>
      <text:p text:style-name="P17">(repetida Autoscan) modos de conversão</text:p>
      <text:p text:style-name="P17">• Comparador de janelas para monitoração de baixa potência de sinais de entrada</text:p>
      <text:p text:style-name="P17">• Registro de vetor de interrupção para decodificação rápida de seis interrupções ADC (ADC10IFG0, ADC10TOVIFG, ADC10OVIFG, ADC10LOIFG, ADC10INIFG, ADC10HIIFG)<text:line-break/>A Figura 27-1 mostra o diagrama de blocos de ADC10_A. A geração de tensão de referência no chip está localizada no módulo de referência (consulte a folha de dados específica do dispositivo).</text:p>
      <text:p text:style-name="P17"/>
      <text:p text:style-name="P10">27.2 ADC10_A Operation</text:p>
      <text:p text:style-name="P18"><text:tab/><text:span text:style-name="T10">o Modulo é configurado por software pelo usuário.</text:span></text:p>
      <text:p text:style-name="P18"/>
      <text:p text:style-name="P11"><text:span text:style-name="T10">27.2.1 10-Bit ADC Core </text:span></text:p>
      <text:p text:style-name="P17"><text:tab/><text:bookmark text:name="result_box18"/>O núcleo ADC converte uma entrada analógica para sua representação digital de 10 bits e armazena o resultado no regist<text:span text:style-name="T10">ad</text:span>o<text:span text:style-name="T10">r</text:span> de conversão <text:span text:style-name="T4">ADC10MEM0</text:span>. O núcleo usa dois níveis de tensão programáveis/selecionáveis (<text:span text:style-name="T4">VR</text:span> + e<text:span text:style-name="T4"> VR</text:span>-) para definir os limites superior e inferior da conversão. A saída digital (<text:span text:style-name="T4">NADC</text:span>) é a escala completa (<text:span text:style-name="T4">03FFh</text:span>) <text:span text:style-name="T10">q</text:span>uando o sinal de entrada é igual <text:soft-page-break/>ou superior a<text:span text:style-name="T4"> VR +,</text:span> e zero quando o sinal de entrada é igual ou inferior a <text:span text:style-name="T4">VR-</text:span>. O canal de entrada e os níveis de tensão de referência (<text:span text:style-name="T4">VR</text:span> + e <text:span text:style-name="T4">VR</text:span>-) são definidos na memória de controle de conversão. A Equação 13 mostra a fórmula de conversão para o resultado <text:span text:style-name="T4">ADC</text:span>, <text:span text:style-name="T4">NADC</text:span>.</text:p>
      <text:p text:style-name="P17"/>
      <text:p text:style-name="P39"><text:span text:style-name="T11">N = 1023 × ADC (Vin– VR–)/(VR+ – VR–)</text:span></text:p>
      <text:p text:style-name="P40"/>
      <text:p text:style-name="P31"><text:bookmark text:name="result_box19"/><text:tab/>Os registr<text:span text:style-name="T12">adores</text:span> de controle <text:span text:style-name="T4">ADC10CTL0</text:span>, <text:span text:style-name="T4">ADC10CTL1</text:span> e <text:span text:style-name="T4">ADC10CTL2</text:span> configuram o núcleo <text:span text:style-name="T4">ADC10_A</text:span>. O bit <text:span text:style-name="T4">ADC10ON</text:span> habilita ou desabilita o núcleo. O ADC10_A pode ser desligado quando não estiver em uso para economizar energia. Com poucas exceções, os bits de controle ADC10_A podem ser modificados somente quando ADC10ENC = 0. ADC10ENC deve ser definido como 1 antes de qualquer conversão pode ocorrer.</text:p>
      <text:p text:style-name="P40"/>
      <text:p text:style-name="P44">27.2.1.1 Conversion Clock Selection</text:p>
      <text:p text:style-name="P42"/>
      <text:p text:style-name="P32"><text:bookmark text:name="result_box20"/><text:tab/>O A<text:span text:style-name="T4">DC10CLK</text:span> é usado como relógio de conversão e para gerar o período de amostragem quando o modo de amostragem de pulso é selecionado. O relógio de origem <text:span text:style-name="T4">ADC10_A</text:span> é selecionado usando os bits <text:span text:style-name="T4">ADC10SSELx.</text:span> Possíveis fontes <text:span text:style-name="T4">ADC10CLK</text:span> são <text:span text:style-name="T4">SMCLK</text:span>, <text:span text:style-name="T4">MCLK</text:span>, <text:span text:style-name="T4">ACLK</text:span> e o <text:span text:style-name="T4">MODCLK</text:span>. O relógio de entrada pode ser dividido por um valor de 1 a 512 usando os bits <text:span text:style-name="T4">ADC10DIVx</text:span> e os bits <text:span text:style-name="T4">ADC10PDIVx</text:span>. </text:p>
      <text:p text:style-name="P32"><text:tab/><text:span text:style-name="T4">MODCLK</text:span>, gerado internamente no <text:span text:style-name="T4">UCS</text:span>, está na faixa de <text:span text:style-name="T4">5 MHz</text:span>, mas varia com dispositivos individuais, tensão de alimentação e temperatura. Consulte a folha de dados específica do dispositivo para a especificação <text:span text:style-name="T4">MODOSC</text:span>. O usuário deve garantir que o relógio escolhido para <text:span text:style-name="T4">ADC10CLK </text:span>permanece ativo até o final de uma conversão. Se o relógio for removido durante uma conversão, a operação não será concluída e qualquer resultado será inválido.</text:p>
      <text:p text:style-name="P42"/>
      <text:p text:style-name="P44">27.2.2 ADC10_A Inputs and Multiplexer</text:p>
      <text:p text:style-name="P42"/>
      <text:p text:style-name="P32"><text:tab/>Os 14 sinais analógicos externos e 2 internos são selecionados como o canal para conversão pelo multiplexador de entrada analógica. O multiplexador de entrada é um tipo break-before-make para reduzir a injeção de ruído input-to-input resultante da comutação de canal (veja a Figura 27-2). O multiplexador de entrada é também um interruptor em T para minimizar o acoplamento entre canais. Os canais que não são selecionados são isolados do <text:span text:style-name="T4">ADC</text:span> e o nó intermediário é conectado à terra analógica (<text:span text:style-name="T4">AVSS</text:span>) para que a capacitância parasita seja aterrada para eliminar interferência.</text:p>
      <text:p text:style-name="P32"><text:bookmark text:name="result_box22"/><text:tab/>O <text:span text:style-name="T4">ADC10_A</text:span> usa o método de redistribuição de carga. Quando as entradas são comutadas internamente, a ação de comutação pode causar transientes no sinal de entrada. Estes transitórios decaem e se estabelecem antes de provocar uma conversão errante.</text:p>
      <text:p text:style-name="P42"/>
      <text:p text:style-name="P45">27.2.2.1 Analog Port Selection</text:p>
      <text:p text:style-name="P41"><text:span text:style-name="T14"><text:tab/></text:span><text:bookmark text:name="result_box23"/>As entradas ADC10_A são multiplexadas com pinos de porta digitais. Quando os sinais analógicos são aplicados a portas digitais, a corrente parasitária pode fluir de VCC para GND. Esta corrente parasitária ocorre se a tensão de entrada estiver próxima do nível de transição do portão. Desativar a parte digital do pino de porta elimina o fluxo de corrente parasita e, portanto, reduz o consumo de corrente geral. Os bits PxSEL.y podem desativar a entrada de pinos de porta e <text:span text:style-name="T13">b</text:span>uffers de saída.</text:p>
      <text:p text:style-name="P41"/>
      <text:p text:style-name="P43"><text:tab/><text:tab/><text:tab/><text:tab/>; Px.0 and Px.1 configured for analog input</text:p>
      <text:p text:style-name="P43">BIS.B #3h,&amp;PxSEL <text:tab/><text:tab/>; Px.1 and Px.0 ADC10_A function</text:p>
      <text:p text:style-name="P46"/>
      <text:p text:style-name="P45">27.2.3 Voltage Reference Generator</text:p>
      <text:p text:style-name="P46"/>
      <text:p text:style-name="P21"><text:tab/>O módulo ADC10_A pode ser utilizado com a referência no chip fornecida pelo módulo REF ou uma tensão de referência externa fornecida nos pinos externos. A referência no chip fornece <text:soft-page-break/>1,5 V, 2,0 V e 2,5 V. As tensões de referência são controladas pelos registros de controle do módulo REF (veja o capítulo REF para detalhes). O VCC interno também pode ser utilizado como referência de tensão.<text:line-break/><text:line-break/><text:tab/>Podem ser fornecidas tensões de referência externas para VR + e VR- através dos pinos VEREF + e VEREF-, respectivamente.</text:p>
      <text:p text:style-name="P21"/>
      <text:p text:style-name="P21"/>
      <text:p text:style-name="P27">27.2.3.1 Internal Reference Low-Power Features</text:p>
      <text:p text:style-name="P21"/>
      <text:p text:style-name="P21"><text:bookmark text:name="result_box25"/><text:tab/>A referência no chip é projetada para aplicações de baixa potência. Esta referência inclui uma fonte de tensão de bandgap e um buffer de referência separado ambos localizados no módulo REF. O consumo atual de cada um deles é especificado separadamente na folha de dados específica do dispositivo. O ADC10_A também contém um buffer interno para tensões de referência. Este buffer é ativado automaticamente quando a referência interna é selecionada para VREF +, mas também está disponível opcionalmente para o VEREF +. A referência no chip do módulo REF deve ser ativada por software. O tempo de sedimentação é de 25 μs (típico). Consulte a folha de dados específica do dispositivo eo capítulo REF para obter mais informações sobre a referência no chip.<text:line-break/></text:p>
      <text:p text:style-name="P21"><text:tab/>O buffer de referência do ADC10_A também tem configurações de velocidade e potência selecionáveis. Quando a taxa de conversão máxima é inferior a 50 ksps, o ajuste ADC10SR = 1 reduz o consumo de corrente do buffer em aproximadamente 50%.</text:p>
      <text:p text:style-name="P21"/>
      <text:p text:style-name="P27">27.2.4 Auto Power Down</text:p>
      <text:p text:style-name="P21"/>
      <text:p text:style-name="P21"><text:bookmark text:name="result_box26"/><text:tab/>O ADC10_A foi projetado para aplicações de baixa potência. Quando o ADC10_A não está ativamente convertendo, o núcleo é automaticamente desativado e ele é automaticamente reativado quando necessário. O MODOSC também é ativado automaticamente quando necessário e desativado quando não é necessário.</text:p>
      <text:p text:style-name="P21"/>
      <text:p text:style-name="P27">27.2.5 Sample and Conversion Timing</text:p>
      <text:p text:style-name="P21"/>
      <text:p text:style-name="P21"><text:bookmark text:name="result_box27"/><text:tab/>Uma conversão analógico-digital é iniciada com um flanco ascendente do sinal de entrada da amostra, SHI. A fonte para SHI é selecionada com os bits ADC10SHSx e inclui o seguinte:<text:line-break/>• Bit ADC10SC</text:p>
      <text:p text:style-name="P21">• Três saídas de temporizador</text:p>
      <text:p text:style-name="P21"><text:tab/>A polaridade da fonte de sinal SHI pode ser invertida com o bit ADC10ISSH. O sinal SAMPCON controla o período de amostragem eo início da conversão. Quando SAMPCON é alto, a amostragem está ativa. A transição de alto a baixo SAMPCON inicia a conversão analógico para digital, que requer 12 ciclos ADC10CLK no modo de resolução de 10 bits. Um ADC10CLK adicional é usado para o comparador de janela. Dois métodos de temporização de amostras diferentes são definidos pelo bit de controle ADC10SHP, modo de amostra estendido e modo de pulso.</text:p>
      <text:p text:style-name="P21"/>
      <text:p text:style-name="P27">27.2.5.1 Extended Sample Mode</text:p>
      <text:p text:style-name="P21"/>
      <text:p text:style-name="P21"><text:bookmark text:name="result_box28"/><text:tab/>O modo de amostra estendido é selecionado quando ADC10SHP = 0. O sinal SHI controla diretamente o SAMPCON e define o comprimento do período de amostra tsample. Quando SAMPCON é alto, a amostragem está ativa. A transição de alto a baixo SAMPCON inicia a conversão após a sincronização com ADC10CLK (consulte a Figura 27-3).</text:p>
      <text:p text:style-name="P21"/>
      <text:p text:style-name="P21"/>
      <text:p text:style-name="P27"><text:soft-page-break/>27.2.5.2 Pulse Sample Mode</text:p>
      <text:p text:style-name="P21"/>
      <text:p text:style-name="P21"><text:bookmark text:name="result_box29"/><text:tab/>O modo de amostra de pulso é selecionado quando ADC10SHP = 1. O sinal SHI dispara o temporizador de amostragem.</text:p>
      <text:p text:style-name="P21"><text:tab/>Os bits ADC10SHTx no ADC10CTL0 controlam o intervalo do temporizador de amostragem que define o período de amostra SAMPCON, tsample. O temporizador de amostragem mantém o SAMPCON alto após a sincronização com AD10CLK para um intervalo programado de tsample. O tempo total de amostragem é tsample plus tsync (veja a Figura 27-4).</text:p>
      <text:p text:style-name="P21"><text:tab/>Os bits ADC10SHTx selecionam o tempo de amostragem em 4x múltiplos de ADC10CLK.</text:p>
      <text:p text:style-name="P21"/>
      <text:p text:style-name="P27">27.2.5.3 Sample Timing Considerations</text:p>
      <text:p text:style-name="P21"/>
      <text:p text:style-name="P21"><text:bookmark text:name="result_box30"/><text:tab/>Quando SAMPCON = 0, todas as entradas Ax são de alta impedância. Quando SAMPCON = 1, a entrada Ax selecionada pode ser modelada como um filtro passa-baixo RC durante o tsample de tempo de amostragem (veja a Figura 27-5). A fonte mostra uma resistência de entrada interna MUX-on RI (consulte a folha de dados específica do dispositivo) em série com o capacitor CI (consulte a ficha de dados específica do dispositivo). A tensão de CI do capacitor VC deve ser carregada dentro de meio LSB da tensão de fonte VS para uma conversão precisa de 10 bits.</text:p>
      <text:p text:style-name="P21"/>
      <text:p text:style-name="P23">V = Input voltage at pin Ax</text:p>
      <text:p text:style-name="P23">V = External source voltage</text:p>
      <text:p text:style-name="P23">R = External source resistance</text:p>
      <text:p text:style-name="P23">R = Internal MUX-on input resistance</text:p>
      <text:p text:style-name="P23">C = Input capacitance</text:p>
      <text:p text:style-name="P23">V = Capacitance-charging voltage</text:p>
      <text:p text:style-name="P23">Cpint = Parasitic capacitance, internal ~1pF</text:p>
      <text:p text:style-name="P23">Cpext = Parasitic capacitance, external</text:p>
      <text:p text:style-name="P23"/>
      <text:p text:style-name="P22"><text:bookmark text:name="result_box31"/><text:tab/>A resistência da fonte RS e RI afeta tsample. O tempo mínimo de amostragem não deve ser violado. A violação do tempo mínimo de amostragem pode fazer com que uma conversão não ocorra. Consulte a folha de dados específica do dispositivo para os limites de amostra t.</text:p>
      <text:p text:style-name="P22"/>
      <text:p text:style-name="P29">27.2.6 Conversion Result</text:p>
      <text:p text:style-name="P22"/>
      <text:p text:style-name="P22"><text:bookmark text:name="result_box32"/><text:tab/>O resultado da conversão é acessível usando o registro ADC10MEM0 independentemente do modo de conversão selecionado pelo usuário. Quando um resultado de conversão é gravado em ADC10MEM0, o ADC10IFG0 é definido.</text:p>
      <text:p text:style-name="P22"><text:tab/></text:p>
      <text:p text:style-name="P29">27.2.7 ADC10_A Conversion Modes</text:p>
      <text:p text:style-name="P22"><text:bookmark text:name="result_box33"/><text:tab/>O ADC10_A tem quatro modos operacionais selecionados pelos bits CONSEQx (consulte a Tabela 27-1).</text:p>
      <text:p text:style-name="P22"/>
      <text:p text:style-name="P22"/>
      <text:p text:style-name="P28"><text:span text:style-name="T15">27.2.7.1 Single-Channel Single-Conversion Mode</text:span><text:tab/></text:p>
      <text:p text:style-name="P22"/>
      <text:p text:style-name="P22"><text:bookmark text:name="result_box34"/><text:tab/>Um único canal selecionado pelo ADC10INCHx é amostrado e convertido uma vez. O resultado ADC é gravado para ADC10MEM0. A Figura 27-6 mostra o fluxo do modo de conversão única de canal único. Quando ADC10SC aciona uma conversão, conversões sucessivas podem ser acionadas pelo bit ADC10SC. Quando qualquer outra fonte de disparo é utilizada, ADC10ENC tem de ser alternada entre cada conversão.</text:p>
      <text:p text:style-name="P22"><text:tab/>A reinicialização do bit ADC10ON durante uma conversão faz com que o ADC10_A entre no estado "ADC10 off". Neste caso, o valor do registo de conversão eo valor dos sinalizadores de <text:soft-page-break/>interrupção são imprevisíveis.</text:p>
      <text:p text:style-name="P22"/>
      <text:p text:style-name="P29">27.2.7.2 Sequence-of-Channels Mode (Autoscan Mode)</text:p>
      <text:p text:style-name="P24"/>
      <text:p text:style-name="P24"><text:bookmark text:name="result_box35"/><text:tab/>No modo seqüência de canais, também conhecido como modo autoscan, uma seqüência de canais é amostrada e convertida uma vez. A seqüência começa com o canal selecionado pelos bits ADC10INCHx e diminui para o canal A0. Cada resultado ADC é gravado em ADC10MEM0. A sequência pára após a conversão do canal A0. A Figura 27-7 mostra o modo de seqüência de canais. Quando o ADC10SC sequências sucessivas podem ser acionadas pelo bit ADC10SC. Quando qualquer outra fonte de disparo é utilizada, ADC10ENC tem de ser alternada entre cada sequência. Como em todos os modos de conversão, a reinicialização do bit ADC10ON dentro de uma conversão faz com que o ADC10_A volte ao estado "ADC10 off".</text:p>
      <text:p text:style-name="P24"/>
      <text:p text:style-name="P30">27.2.7.3 Repeat-Single-Channel Mode</text:p>
      <text:p text:style-name="P25"/>
      <text:p text:style-name="P25"><text:bookmark text:name="result_box36"/><text:tab/>Um único canal selecionado pelo ADC10INCHx é amostrado e convertido continuamente. Cada resultado ADC é gravado em ADC10MEM0. A Figura 27-8 mostra o modo de repetição de canal único.</text:p>
      <text:p text:style-name="P25"/>
      <text:p text:style-name="P30">27.2.7.4 Repeat-Sequence-of-Channels Mode (Repeated Autoscan Mode)</text:p>
      <text:p text:style-name="P25"/>
      <text:p text:style-name="P25"><text:bookmark text:name="result_box37"/><text:tab/>Neste modo, uma sequência de canais é amostrada e convertida repetidamente. Este modo também é referido como modo de autoscan repetido. A seqüência começa com o canal selecionado pelo ADC10INCHx e diminui para o canal A0. Cada resultado ADC é gravado em ADC10MEM0. A sequência termina após a conversão do canal A0, e o sinal de disparo seguinte reinicia a sequência. A Figura 27-9 mostra o modo de seqüência de repetição de canais.</text:p>
      <text:p text:style-name="P25"/>
      <text:p text:style-name="P30">27.2.7.5 Using the Multiple Sample and Convert (ADC10MSC) Bit</text:p>
      <text:p text:style-name="P25"/>
      <text:p text:style-name="P25"><text:bookmark text:name="result_box38"/><text:tab/>Para configurar o conversor para executar conversões sucessivas automaticamente e o mais rapidamente possível, uma função de exemplo múltiplo e conversão está disponível. Quando ADC10MSC = 1, CONSEQx&gt; 0 eo temporizador de amostragem é usado, o primeiro flanco ascendente do sinal SHI aciona a primeira conversão. As conversões sucessivas são acionadas automaticamente assim que a conversão anterior for concluída. Bordas de subida adicionais no SHI são ignoradas até que a seqüência seja concluída no modo de seqüência única, ou até que o bit ADC10ENC seja alternado em modos de repetição de canal único ou de seqüência repetida. A função do bit ADC10ENC é inalterada ao usar o bit ADC10MSC.</text:p>
      <text:p text:style-name="P25"/>
      <text:p text:style-name="P30">27.2.7.6 Stopping Conversions</text:p>
      <text:p text:style-name="P25"/>
      <text:p text:style-name="P25"><text:bookmark text:name="result_box39"/>Parar a atividade de ADC10_A depende do modo de operação. As formas recomendadas de parar uma conversão ou conversão ativa são:</text:p>
      <text:p text:style-name="P25">• A reposição do ADC10ENC no modo de conversão única de canal único interrompe imediatamente a conversão e os resultados são imprevisíveis. Para obter resultados corretos, pesquise o bit ocupado até ser redefinido antes de limpar ADC10ENC.</text:p>
      <text:p text:style-name="P25">• A reinicialização do ADC10ENC durante a operação de repetição de canal único interrompe o conversor no final da conversão atual.</text:p>
      <text:p text:style-name="P25">• A reposição do ADC10ENC durante uma seqüência ou modo de seqüência de repetição interrompe o conversor no final da seqüência.</text:p>
      <text:p text:style-name="P25">• Qualquer modo de conversão pode ser interrompido imediatamente configurando o CONSEQx = 0 e redefinindo o bit ADC10ENC. Os dados de conversão não são confiáveis.</text:p>
      <text:p text:style-name="P33"/>
      <text:p text:style-name="P33"><text:soft-page-break/></text:p>
      <text:p text:style-name="P35"><text:bookmark text:name="result_box40"/>27.2.8 Comparador de janelas</text:p>
      <text:p text:style-name="P33"/>
      <text:p text:style-name="P33"><text:bookmark text:name="result_box41"/>O comparador de janela monitora os sinais analógicos sem qualquer interação com a CPU. A lista a seguir descreve os sinalizadores de interrupção disponíveis e as condições quando eles são afirmados:</text:p>
      <text:p text:style-name="P33">• O sinalizador de interrupção ADC10LO (ADC10LOIFG) é definido se o resultado atual da conversão ADC10_A estiver abaixo do limite baixo definido no registrador ADC10LO.</text:p>
      <text:p text:style-name="P33">• O sinalizador de interrupção ADC10HI (ADC10HIIFG) é definido se o resultado atual da conversão ADC10_A for maior que o limite alto definido no registro ADC10HI.</text:p>
      <text:p text:style-name="P33">• O sinalizador de interrupção ADC10IN (ADC10INIFG) é definido se o resultado atual da conversão ADC10_A for maior que o limite baixo definido no registrador ADC10LO e menor que o limite alto definido no ADC10HI.</text:p>
      <text:p text:style-name="P33"/>
      <text:p text:style-name="P33"><text:bookmark text:name="result_box42"/>Estas interrupções são geradas independentemente do modo de conversão seleccionado pelo utilizador. A atualização dos sinalizadores de interrupção do comparador de janela acontece em paralelo ao ADC10IFG0.</text:p>
      <text:p text:style-name="P33"><text:tab/>Certifique-se de que os valores nos registos ADC10HI e ADC10LO estão no formato de dados correcto. Por exemplo, se o formato de dados binários for selecionado (ADC10DF = 0), então os limiares nos registros de limiar ADC10HI e ADC10LO também devem ser codificados em binário. Alterar ADC10DF ou ADC10RES redefine os registradores de limite.</text:p>
      <text:p text:style-name="P33"><text:tab/>Os sinalizadores de interrupção devem ser redefinidos pelo software do usuário. O ADC10_A atualiza somente os sinalizadores sempre que um novo valor está disponível no ADC10MEM0. Esta atualização é apenas um conjunto do sinalizador de interrupção correspondente.</text:p>
      <text:p text:style-name="P33"><text:tab/>Quando o usuário usa os sinalizadores de comparador de janela, ele deve ser assegurado que eles são redefinidos por software de acordo com as necessidades da aplicação.</text:p>
      <text:p text:style-name="P33"/>
      <text:p text:style-name="P35">27.2.9 Using the Integrated Temperature Sensor</text:p>
      <text:p text:style-name="P33"/>
      <text:p text:style-name="P25"><text:bookmark text:name="result_box43"/><text:tab/>Para usar o sensor de temperatura no chip, selecione o canal de entrada analógica ADC10INCHx = 1010. Qualquer outra configuração é feita como se um canal externo fosse selecionado, incluindo seleção de referência, seleção de modo de conversão e outras configurações. O sensor de temperatura está localizado no módulo REF do dispositivo e é configurados pelos registos de controlo do módulo REF.</text:p>
      <text:p text:style-name="P25"><text:tab/>A Figura 27-10 mostra a função típica de transferência do sensor de temperatura. Ao utilizar o sensor de temperatura, o período de amostragem deve ser superior a 30 μs. O erro de deslocamento do sensor de temperatura pode ser grande e pode precisar ser calibrado para a maioria das aplicações (consulte a folha de dados específica do dispositivo para os parâmetros). Alguns dispositivos MSP430 incluem dados de calibração que podem ser usados para calcular a temperatura com mais precisão. Para obter mais informações, consulte a Seção 1.13.5.3.</text:p>
      <text:p text:style-name="P33"/>
      <text:p text:style-name="P30"><text:bookmark text:name="result_box44"/>27.2.10 ADC10_A Considerações sobre aterramento e ruído</text:p>
      <text:p text:style-name="P33"/>
      <text:p text:style-name="P25"><text:bookmark text:name="result_box45"/><text:tab/>Tal como acontece com qualquer ADC de alta resolução, devem ser seguidas as técnicas apropriadas de layout e aterramento de circuitos impressos para eliminar os circuitos de terra, os efeitos parasitas indesejados e o ruído.</text:p>
      <text:p text:style-name="P25"><text:tab/>Os laços de terra são formados quando a corrente de retorno do ADC flui através de caminhos que são comuns com outros circuitos analógicos ou digitais. Se não forem tomadas precauções, esta corrente pode gerar pequenas tensões de deslocamento indesejadas que podem adicionar ou subtrair as tensões de referência ou de entrada do ADC. As conexões mostradas na Figura 27-11 impedem isso. </text:p>
      <text:p text:style-name="P25"><text:soft-page-break/><text:tab/>Além da ligação à terra, os picos de ondulação e de ruído nas linhas de alimentação devido a comutação digital ou comutadas podem corromper o resultado da conversão. A TI recomenda um projeto livre de ruídos usando planos de terra analógicos e digitais separados com uma conexão de ponto único para obter alta precisão.</text:p>
      <text:p text:style-name="P33"/>
      <text:p text:style-name="P35">27.2.11 ADC10_A Interrupts</text:p>
      <text:p text:style-name="P33"/>
      <text:p text:style-name="P25"><text:bookmark text:name="result_box46"/>O ADC10_A tem seis fontes de interrupção:</text:p>
      <text:p text:style-name="P25">• ADC10IFG0: conversão pronta</text:p>
      <text:p text:style-name="P25">ADC10OVIFG: ADC10MEM0 transbordamento ADC10TOVIFG: ADC10_A transbordamento de tempo de conversão</text:p>
      <text:p text:style-name="P25">• ADC10LOIFG, ADC10INIFG, ADC10HIIFG: sinalizadores de interrupção do comparador de janelas o bit ADC10IFG0 é definido quando o registro de memória ADC10MEM0 é carregado com o resultado da conversão. </text:p>
      <text:p text:style-name="P25"><text:tab/></text:p>
      <text:p text:style-name="P25"><text:tab/>Uma solicitação de interrupção é gerada se bit ADC10IE0 eo bit GIE estiverem definidos. A condição ADC10OV ocorre quando um resultado de conversão é gravado no ADC10MEM0 antes de seu resultado de conversão anterior foi lido.</text:p>
      <text:p text:style-name="P25"><text:tab/>A condição ADC10TOV é gerada quando outra amostra e conversão é solicitada antes que a conversão atual seja concluída. O DMA é acionado após cada conversão com o bit ADC10IE0 reset.<text:line-break/><text:tab/>Os sinalizadores de interrupção do comparador de janelas são configurados de acordo com a descrição na seção Comparador de janelas (consulte a Seção 27.2.8).</text:p>
      <text:p text:style-name="P33"/>
      <text:p text:style-name="P35">27.2.11.1 ADC10IV, Interrupt Vector Generator</text:p>
      <text:p text:style-name="P33"/>
      <text:p text:style-name="P25"><text:bookmark text:name="result_box47"/>Todas as fontes de interrupção ADC10_A são priorizadas e combinadas para gerar um único vetor de interrupção. O registro de vetor de interrupção ADC10IV é usado para determinar qual fonte de interrupção ADC10_A ativada solicitou uma interrupção. </text:p>
      <text:p text:style-name="P25"><text:tab/>A interrupção ADC10_A com maior prioridade ativada gera um número no registrador ADC10IV (ver descrição do registro). Este número pode ser avaliado ou adicionado ao contador de programa (PC) para entrar automaticamente na rotina de software apropriada. Desativado ADC10_A interrupções não afetam o ADC10IV valor. </text:p>
      <text:p text:style-name="P25"><text:tab/>O acesso de leitura do registrador ADC10IV redefine automaticamente a condição e o sinalizador de interrupção mais alta. Somente o ADC10IFG0 não é redefinido por este ADC10IV acesso de leitura. ADC10IFG0 é redefinido automaticamente lendo o registro ADC10MEM0 ou pode ser redefinido com software.</text:p>
      <text:p text:style-name="P25"><text:tab/>O acesso de gravação do registro ADC10IV limpa todas as condições de interrupção pendentes e sinalizadores.</text:p>
      <text:p text:style-name="P33"/>
      <text:p text:style-name="P25"><text:bookmark text:name="result_box48"/><text:tab/>Se outra interrupção estiver pendente após a manutenção de uma interrupção, outra interrupção é gerada. Por exemplo, se as interrupções ADC10OV, ADC10HIIFG e ADC10IFG0 estiverem pendentes quando a rotina de serviço de interrupção acessa o registrador ADC10IV, a interrupção de prioridade mais alta (condição de interrupção ADC10OV) é redefinida automaticamente. Depois que a instrução RETI da rotina de serviço de interrupção é executada, o ADC10HIIFG Gera outra interrupção.</text:p>
      <text:p text:style-name="P33"/>
      <text:p text:style-name="P33"/>
      <text:p text:style-name="P33"/>
      <text:p text:style-name="P33"/>
      <text:p text:style-name="P33"/>
      <text:p text:style-name="P33"/>
      <text:p text:style-name="P33"/>
      <text:p text:style-name="P36"><text:soft-page-break/>27.2.11.2 ADC10_A Interrupt Handling Software Example</text:p>
      <text:p text:style-name="P34"/>
      <text:p text:style-name="P36">27.3 ADC10_A Registers</text:p>
      <text:p text:style-name="P34"/>
      <text:p text:style-name="P26"><text:bookmark text:name="result_box49"/><text:tab/>Os registros ADC10_A estão listados na Tabela 27-2. O endereço base do ADC10_A pode ser encontrado na folha de dados específica do dispositivo. O deslocamento de endereço de cada registro ADC10_A é dado na Tabela 27-2.</text:p>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3T20:54:58.770167219</dc:date>
    <meta:editing-duration>P2DT48M28S</meta:editing-duration>
    <meta:editing-cycles>1</meta:editing-cycles>
    <meta:document-statistic meta:table-count="0" meta:image-count="0" meta:object-count="0" meta:page-count="10" meta:paragraph-count="141" meta:word-count="4400" meta:character-count="27611" meta:non-whitespace-character-count="23267"/>
    <meta:generator>LibreOffice/5.1.6.2$Linux_X86_64 LibreOffice_project/10m0$Build-2</meta:generator>
  </office:meta>
</office:document-meta>
</file>